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265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orphans="2" fo:widows="2" fo:padding="0.265cm" fo:border="0.51pt solid #000000"/>
    </style:style>
    <style:style style:name="P3" style:family="paragraph" style:parent-style-name="Preformatted_20_Text">
      <style:paragraph-properties fo:orphans="2" fo:widows="2" fo:padding="0.265cm" fo:border="0.51pt solid #000000"/>
    </style:style>
    <style:style style:name="P4" style:family="paragraph" style:parent-style-name="Preformatted_20_Text">
      <style:paragraph-properties fo:orphans="2" fo:widows="2" fo:padding="0.265cm" fo:border="0.51pt solid #000000"/>
      <style:text-properties officeooo:paragraph-rsid="000215a7"/>
    </style:style>
    <style:style style:name="P5" style:family="paragraph" style:parent-style-name="Standard">
      <style:text-properties officeooo:paragraph-rsid="000215a7"/>
    </style:style>
    <style:style style:name="P6" style:family="paragraph" style:parent-style-name="Standard">
      <style:text-properties style:font-name="Liberation Sans" officeooo:paragraph-rsid="000215a7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text-properties fo:color="#3faf46" loext:opacity="100%" style:font-name="Liberation Sans"/>
    </style:style>
    <style:style style:name="T1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242424" loext:opacity="100%" fo:letter-spacing="normal"/>
    </style:style>
    <style:style style:name="T4" style:family="text">
      <style:text-properties fo:font-variant="normal" fo:text-transform="none" fo:color="#3faf46" loext:opacity="100%" fo:font-size="10.5pt" fo:letter-spacing="normal" fo:font-style="normal"/>
    </style:style>
    <style:style style:name="T5" style:family="text">
      <style:text-properties fo:font-variant="normal" fo:text-transform="none" fo:color="#3faf46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3faf46" loext:opacity="100%" fo:font-size="10.5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3faf46" loext:opacity="100%" fo:font-size="10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faf46" loext:opacity="100%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faf46" loext:opacity="100%" fo:letter-spacing="normal"/>
    </style:style>
    <style:style style:name="T10" style:family="text">
      <style:text-properties fo:font-variant="normal" fo:text-transform="none" fo:color="#3faf46" loext:opacity="100%" fo:letter-spacing="normal" fo:font-weight="bold" style:font-weight-asian="bold" style:font-weight-complex="bold"/>
    </style:style>
    <style:style style:name="T11" style:family="text">
      <style:text-properties fo:font-variant="normal" fo:text-transform="none" fo:color="#3faf46" loext:opacity="100%" fo:letter-spacing="normal" fo:font-weight="normal" style:font-weight-asian="normal" style:font-weight-complex="normal"/>
    </style:style>
    <style:style style:name="T12" style:family="text">
      <style:text-properties fo:font-variant="normal" fo:text-transform="none" fo:font-size="10.5pt" fo:letter-spacing="normal" fo:font-style="normal" fo:font-weight="normal"/>
    </style:style>
    <style:style style:name="T13" style:family="text">
      <style:text-properties fo:font-variant="normal" fo:text-transform="none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font-size="10.5pt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weight="normal" style:font-weight-asian="normal" style:font-weight-complex="normal"/>
    </style:style>
    <style:style style:name="T18" style:family="text">
      <style:text-properties fo:color="#3faf46" loext:opacity="100%"/>
    </style:style>
    <style:style style:name="T19" style:family="text">
      <style:text-properties fo:color="#3faf46" loext:opacity="100%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>TABLE account (</text:span></text:span></text:p>
      <text:p text:style-name="P3"><text:span text:style-name="Source_20_Text"><text:span text:style-name="T9"><text:s text:c="4"/></text:span></text:span><text:span text:style-name="Source_20_Text"><text:span text:style-name="T5">id INT AUTO_INCREMENT PRIMARY KEY,</text:span></text:span></text:p>
      <text:p text:style-name="P3"><text:span text:style-name="Source_20_Text"><text:span text:style-name="T9"><text:s text:c="4"/></text:span></text:span><text:span text:style-name="Source_20_Text"><text:span text:style-name="T5">documentacio_nif VARCHAR(255),</text:span></text:span></text:p>
      <text:p text:style-name="P3"><text:span text:style-name="Source_20_Text"><text:span text:style-name="T9"><text:s text:c="4"/></text:span></text:span><text:span text:style-name="Source_20_Text"><text:span text:style-name="T5">gestiona_parades_mercat BOOLEAN,</text:span></text:span></text:p>
      <text:p text:style-name="P3"><text:span text:style-name="Source_20_Text"><text:span text:style-name="T9"><text:s text:c="4"/></text:span></text:span><text:span text:style-name="Source_20_Text"><text:span text:style-name="T5">empresa_entitat_colaboradora BOOLEAN,</text:span></text:span></text:p>
      <text:p text:style-name="P3"><text:span text:style-name="Source_20_Text"><text:span text:style-name="T9"><text:s text:c="4"/></text:span></text:span><text:span text:style-name="Source_20_Text"><text:span text:style-name="T5">gestiona_establiments_comercials BOOLEAN,</text:span></text:span></text:p>
      <text:p text:style-name="P3"><text:span text:style-name="Source_20_Text"><text:span text:style-name="T9"><text:s text:c="4"/></text:span></text:span><text:span text:style-name="Source_20_Text"><text:span text:style-name="T5">gestiona_concessions_administratives BOOLEAN,</text:span></text:span></text:p>
      <text:p text:style-name="P3"><text:span text:style-name="Source_20_Text"><text:span text:style-name="T9"><text:s text:c="4"/></text:span></text:span><text:span text:style-name="Source_20_Text"><text:span text:style-name="T5">empresa_en_funcionament BOOLEAN,</text:span></text:span></text:p>
      <text:p text:style-name="P3"><text:span text:style-name="Source_20_Text"><text:span text:style-name="T9"><text:s text:c="4"/></text:span></text:span><text:span text:style-name="Source_20_Text"><text:span text:style-name="T5">any_constitucio INT,</text:span></text:span></text:p>
      <text:p text:style-name="P3"><text:span text:style-name="Source_20_Text"><text:span text:style-name="T9"><text:s text:c="4"/></text:span></text:span><text:span text:style-name="Source_20_Text"><text:span text:style-name="T5">any_entrada_empresa INT,</text:span></text:span></text:p>
      <text:p text:style-name="P3"><text:span text:style-name="Source_20_Text"><text:span text:style-name="T9"><text:s text:c="4"/></text:span></text:span><text:span text:style-name="Source_20_Text"><text:span text:style-name="T5">fundacio_empresa VARCHAR(255),</text:span></text:span></text:p>
      <text:p text:style-name="P3"><text:span text:style-name="Source_20_Text"><text:span text:style-name="T9"><text:s text:c="4"/></text:span></text:span><text:span text:style-name="Source_20_Text"><text:span text:style-name="T5">adreca VARCHAR(255),</text:span></text:span></text:p>
      <text:p text:style-name="P3"><text:span text:style-name="Source_20_Text"><text:span text:style-name="T9"><text:s text:c="4"/></text:span></text:span><text:span text:style-name="Source_20_Text"><text:span text:style-name="T5">codi_postal VARCHAR(20),</text:span></text:span></text:p>
      <text:p text:style-name="P3"><text:span text:style-name="Source_20_Text"><text:span text:style-name="T9"><text:s text:c="4"/></text:span></text:span><text:span text:style-name="Source_20_Text"><text:span text:style-name="T5">provincia VARCHAR(255),</text:span></text:span></text:p>
      <text:p text:style-name="P3"><text:span text:style-name="Source_20_Text"><text:span text:style-name="T9"><text:s text:c="4"/></text:span></text:span><text:span text:style-name="Source_20_Text"><text:span text:style-name="T5">comarca VARCHAR(255),</text:span></text:span></text:p>
      <text:p text:style-name="P3"><text:span text:style-name="Source_20_Text"><text:span text:style-name="T9"><text:s text:c="4"/></text:span></text:span><text:span text:style-name="Source_20_Text"><text:span text:style-name="T5">pais VARCHAR(255),</text:span></text:span></text:p>
      <text:p text:style-name="P3"><text:span text:style-name="Source_20_Text"><text:span text:style-name="T9"><text:s text:c="4"/></text:span></text:span><text:span text:style-name="Source_20_Text"><text:span text:style-name="T5">comunitat_autonoma VARCHAR(255),</text:span></text:span></text:p>
      <text:p text:style-name="P3"><text:span text:style-name="Source_20_Text"><text:span text:style-name="T9"><text:s text:c="4"/></text:span></text:span><text:span text:style-name="Source_20_Text"><text:span text:style-name="T5">correu_electronic VARCHAR(255),</text:span></text:span></text:p>
      <text:p text:style-name="P3"><text:span text:style-name="Source_20_Text"><text:span text:style-name="T9"><text:s text:c="4"/></text:span></text:span><text:span text:style-name="Source_20_Text"><text:span text:style-name="T5">telefon_principal VARCHAR(50),</text:span></text:span></text:p>
      <text:p text:style-name="P3"><text:span text:style-name="Source_20_Text"><text:span text:style-name="T9"><text:s text:c="4"/></text:span></text:span><text:span text:style-name="Source_20_Text"><text:span text:style-name="T5">web VARCHAR(255),</text:span></text:span></text:p>
      <text:p text:style-name="P3"><text:span text:style-name="Source_20_Text"><text:span text:style-name="T9"><text:s text:c="4"/></text:span></text:span><text:span text:style-name="Source_20_Text"><text:span text:style-name="T5">instagram VARCHAR(255),</text:span></text:span></text:p>
      <text:p text:style-name="P3"><text:span text:style-name="Source_20_Text"><text:span text:style-name="T9"><text:s text:c="4"/></text:span></text:span><text:span text:style-name="Source_20_Text"><text:span text:style-name="T5">linkedin VARCHAR(255),</text:span></text:span></text:p>
      <text:p text:style-name="P3"><text:span text:style-name="Source_20_Text"><text:span text:style-name="T9"><text:s text:c="4"/></text:span></text:span><text:span text:style-name="Source_20_Text"><text:span text:style-name="T5">twitter VARCHAR(255),</text:span></text:span></text:p>
      <text:p text:style-name="P3"><text:span text:style-name="Source_20_Text"><text:span text:style-name="T9"><text:s text:c="4"/></text:span></text:span><text:span text:style-name="Source_20_Text"><text:span text:style-name="T5">youtube VARCHAR(255),</text:span></text:span></text:p>
      <text:p text:style-name="P3"><text:span text:style-name="Source_20_Text"><text:span text:style-name="T9"><text:s text:c="4"/></text:span></text:span><text:span text:style-name="Source_20_Text"><text:span text:style-name="T5">altres_xarxes VARCHAR(255),</text:span></text:span></text:p>
      <text:p text:style-name="P3"><text:span text:style-name="Source_20_Text"><text:span text:style-name="T9"><text:s text:c="4"/></text:span></text:span><text:span text:style-name="Source_20_Text"><text:span text:style-name="T5">facebook VARCHAR(255),</text:span></text:span></text:p>
      <text:p text:style-name="P3"><text:span text:style-name="Source_20_Text"><text:span text:style-name="T9"><text:s text:c="4"/></text:span></text:span><text:span text:style-name="Source_20_Text"><text:span text:style-name="T5">compta_amb_suport_extern BOOLEAN,</text:span></text:span></text:p>
      <text:p text:style-name="P3"><text:span text:style-name="Source_20_Text"><text:span text:style-name="T9"><text:s text:c="4"/></text:span></text:span><text:span text:style-name="Source_20_Text"><text:span text:style-name="T5">sector_2 VARCHAR(255),</text:span></text:span></text:p>
      <text:p text:style-name="P3"><text:span text:style-name="Source_20_Text"><text:span text:style-name="T9"><text:s text:c="4"/></text:span></text:span><text:span text:style-name="Source_20_Text"><text:span text:style-name="T5">activitat_2 VARCHAR(255),</text:span></text:span></text:p>
      <text:p text:style-name="P3"><text:span text:style-name="Source_20_Text"><text:span text:style-name="T9"><text:s text:c="4"/></text:span></text:span><text:span text:style-name="Source_20_Text"><text:span text:style-name="T5">descripcio_activitat TEXT,</text:span></text:span></text:p>
      <text:p text:style-name="P3"><text:span text:style-name="Source_20_Text"><text:span text:style-name="T9"><text:s text:c="4"/></text:span></text:span><text:span text:style-name="Source_20_Text"><text:span text:style-name="T5">breu_descripcio_trajectoria_economica TEXT,</text:span></text:span></text:p>
      <text:p text:style-name="P3"><text:span text:style-name="Source_20_Text"><text:span text:style-name="T9"><text:s text:c="4"/></text:span></text:span><text:span text:style-name="Source_20_Text"><text:span text:style-name="T5">disposa_producte_propi BOOLEAN,</text:span></text:span></text:p>
      <text:p text:style-name="P3"><text:span text:style-name="Source_20_Text"><text:span text:style-name="T9"><text:s text:c="4"/></text:span></text:span><text:span text:style-name="Source_20_Text"><text:span text:style-name="T5">descripcio_producte_servei TEXT,</text:span></text:span></text:p>
      <text:p text:style-name="P3"><text:span text:style-name="Source_20_Text"><text:span text:style-name="T9"><text:s text:c="4"/></text:span></text:span><text:span text:style-name="Source_20_Text"><text:span text:style-name="T5">descripcio_proces_productiu TEXT,</text:span></text:span></text:p>
      <text:p text:style-name="P3"><text:span text:style-name="Source_20_Text"><text:span text:style-name="T9"><text:s text:c="4"/></text:span></text:span><text:span text:style-name="Source_20_Text"><text:span text:style-name="T5">disposa_marques_propies BOOLEAN,</text:span></text:span></text:p>
      <text:p text:style-name="P3"><text:span text:style-name="Source_20_Text"><text:span text:style-name="T9"><text:s text:c="4"/></text:span></text:span><text:span text:style-name="Source_20_Text"><text:span text:style-name="T5">noms_marques TEXT,</text:span></text:span></text:p>
      <text:p text:style-name="P3"><text:span text:style-name="Source_20_Text"><text:span text:style-name="T9"><text:s text:c="4"/></text:span></text:span><text:span text:style-name="Source_20_Text"><text:span text:style-name="T5">disposa_inventari BOOLEAN,</text:span></text:span></text:p>
      <text:p text:style-name="P3"><text:span text:style-name="Source_20_Text"><text:span text:style-name="T9"><text:s text:c="4"/></text:span></text:span><text:span text:style-name="Source_20_Text"><text:span text:style-name="T5">descripcio_estat_estoc TEXT,</text:span></text:span></text:p>
      <text:p text:style-name="P3"><text:span text:style-name="Source_20_Text"><text:span text:style-name="T9"><text:s text:c="4"/></text:span></text:span><text:span text:style-name="Source_20_Text"><text:span text:style-name="T5">disposa_auditoria BOOLEAN,</text:span></text:span></text:p>
      <text:p text:style-name="P3"><text:span text:style-name="Source_20_Text"><text:span text:style-name="T9"><text:s text:c="4"/></text:span></text:span><text:span text:style-name="Source_20_Text"><text:span text:style-name="T5">disposa_llicencia_activitat BOOLEAN,</text:span></text:span></text:p>
      <text:p text:style-name="P3"><text:span text:style-name="Source_20_Text"><text:span text:style-name="T9"><text:s text:c="4"/></text:span></text:span><text:span text:style-name="Source_20_Text"><text:span text:style-name="T5">descripcio_mercat TEXT,</text:span></text:span></text:p>
      <text:p text:style-name="P3"><text:span text:style-name="Source_20_Text"><text:span text:style-name="T9"><text:s text:c="4"/></text:span></text:span><text:span text:style-name="Source_20_Text"><text:span text:style-name="T5">descripcio_clientela TEXT,</text:span></text:span></text:p>
      <text:p text:style-name="P3"><text:span text:style-name="Source_20_Text"><text:span text:style-name="T9"><text:s text:c="4"/></text:span></text:span><text:span text:style-name="Source_20_Text"><text:span text:style-name="T5">tipologia_clientela TEXT,</text:span></text:span></text:p>
      <text:p text:style-name="P3"><text:span text:style-name="Source_20_Text"><text:span text:style-name="T9"><text:s text:c="4"/></text:span></text:span><text:span text:style-name="Source_20_Text"><text:span text:style-name="T5">descripcio_proveidors TEXT,</text:span></text:span></text:p>
      <text:p text:style-name="P3"><text:span text:style-name="Source_20_Text"><text:span text:style-name="T9"><text:s text:c="4"/></text:span></text:span><text:span text:style-name="Source_20_Text"><text:span text:style-name="T5">descripcio_competencia TEXT,</text:span></text:span></text:p>
      <text:p text:style-name="P3"><text:span text:style-name="Source_20_Text"><text:span text:style-name="T9"><text:s text:c="4"/></text:span></text:span><text:span text:style-name="Source_20_Text"><text:span text:style-name="T5">detall_exportacio_importacio TEXT,</text:span></text:span></text:p>
      <text:p text:style-name="P3"><text:span text:style-name="Source_20_Text"><text:span text:style-name="T9"><text:s text:c="4"/></text:span></text:span><text:span text:style-name="Source_20_Text"><text:span text:style-name="T5">exporta BOOLEAN,</text:span></text:span></text:p>
      <text:p text:style-name="P3"><text:span text:style-name="Source_20_Text"><text:span text:style-name="T9"><text:s text:c="4"/></text:span></text:span><text:span text:style-name="Source_20_Text"><text:span text:style-name="T5">ambit_geografic_exportacio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exportacio TEXT,</text:span></text:span></text:p>
      <text:p text:style-name="P3"><text:span text:style-name="Source_20_Text"><text:span text:style-name="T9"><text:s text:c="4"/></text:span></text:span><text:span text:style-name="Source_20_Text"><text:span text:style-name="T5">importa BOOLEAN,</text:span></text:span></text:p>
      <text:p text:style-name="P3"><text:span text:style-name="Source_20_Text"><text:span text:style-name="T9"><text:s text:c="4"/></text:span></text:span><text:span text:style-name="Source_20_Text"><text:span text:style-name="T5">ambit_geografic_importacio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importacio TEXT,</text:span></text:span></text:p>
      <text:p text:style-name="P3"><text:span text:style-name="Source_20_Text"><text:span text:style-name="T9"><text:s text:c="4"/></text:span></text:span><text:span text:style-name="Source_20_Text"><text:span text:style-name="T5">numero_socis INT,</text:span></text:span></text:p>
      <text:p text:style-name="P3"><text:span text:style-name="Source_20_Text"><text:span text:style-name="T9"><text:s text:c="4"/></text:span></text:span><text:span text:style-name="Source_20_Text"><text:span text:style-name="T5">estructura_empresa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socis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gestio_dia_a_dia TEXT,</text:span></text:span></text:p>
      <text:p text:style-name="P3"><text:span text:style-name="Source_20_Text"><text:span text:style-name="T9"><text:s text:c="4"/></text:span></text:span><text:span text:style-name="Source_20_Text"><text:span text:style-name="T5">jornada_complerta INT,</text:span></text:span></text:p>
      <text:p text:style-name="P3"><text:span text:style-name="Source_20_Text"><text:span text:style-name="T9"><text:s text:c="4"/></text:span></text:span><text:span text:style-name="Source_20_Text"><text:span text:style-name="T5">jornada_parcial INT,</text:span></text:span></text:p>
      <text:p text:style-name="P3"><text:span text:style-name="Source_20_Text"><text:span text:style-name="T9"><text:s text:c="4"/></text:span></text:span><text:span text:style-name="Source_20_Text"><text:span text:style-name="T5">numero_treballadors_totals INT,</text:span></text:span></text:p>
      <text:p text:style-name="P3"><text:soft-page-break/><text:span text:style-name="Source_20_Text"><text:span text:style-name="T3"><text:s text:c="3"/></text:span></text:span><text:span text:style-name="Source_20_Text"><text:span text:style-name="T9"><text:s/></text:span></text:span><text:span text:style-name="Source_20_Text"><text:span text:style-name="T5">comentari_antiguitat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salaris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autonoms_colaboradors TEXT,</text:span></text:span></text:p>
      <text:p text:style-name="P3"><text:span text:style-name="Source_20_Text"><text:span text:style-name="T9"><text:s text:c="4"/></text:span></text:span><text:span text:style-name="Source_20_Text"><text:span text:style-name="T5">local_propietat_lloguer VARCHAR(255),</text:span></text:span></text:p>
      <text:p text:style-name="P3"><text:span text:style-name="Source_20_Text"><text:span text:style-name="T9"><text:s text:c="4"/></text:span></text:span><text:span text:style-name="Source_20_Text"><text:span text:style-name="T5">preu_lloguer DECIMAL(10, 2),</text:span></text:span></text:p>
      <text:p text:style-name="P3"><text:span text:style-name="Source_20_Text"><text:span text:style-name="T9"><text:s text:c="4"/></text:span></text:span><text:span text:style-name="Source_20_Text"><text:span text:style-name="T5">superficie_local DECIMAL(10, 2),</text:span></text:span></text:p>
      <text:p text:style-name="P3"><text:span text:style-name="Source_20_Text"><text:span text:style-name="T9"><text:s text:c="4"/></text:span></text:span><text:span text:style-name="Source_20_Text"><text:span text:style-name="T5">condicions_contractuals_local TEXT,</text:span></text:span></text:p>
      <text:p text:style-name="P3"><text:span text:style-name="Source_20_Text"><text:span text:style-name="T9"><text:s text:c="4"/></text:span></text:span><text:span text:style-name="Source_20_Text"><text:span text:style-name="T5">altres_especificacions_local TEXT,</text:span></text:span></text:p>
      <text:p text:style-name="P3"><text:span text:style-name="Source_20_Text"><text:span text:style-name="T9"><text:s text:c="4"/></text:span></text:span><text:span text:style-name="Source_20_Text"><text:span text:style-name="T5">comentari_financament_empresa TEXT,</text:span></text:span></text:p>
      <text:p text:style-name="P3"><text:span text:style-name="Source_20_Text"><text:span text:style-name="T9"><text:s text:c="4"/></text:span></text:span><text:span text:style-name="Source_20_Text"><text:span text:style-name="T5">empresa_amb_deutes BOOLEAN,</text:span></text:span></text:p>
      <text:p text:style-name="P3"><text:span text:style-name="Source_20_Text"><text:span text:style-name="T9"><text:s text:c="4"/></text:span></text:span><text:span text:style-name="Source_20_Text"><text:span text:style-name="T5">facturacio_ultim_any_fiscal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resultat_ultim_any_fiscal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ebitda_ultim_any_fiscal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comentari_resultats_ultim_any_fiscal TEXT,</text:span></text:span></text:p>
      <text:p text:style-name="P3"><text:span text:style-name="Source_20_Text"><text:span text:style-name="T9"><text:s text:c="4"/></text:span></text:span><text:span text:style-name="Source_20_Text"><text:span text:style-name="T5">facturacio_any_n1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resultat_any_n1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comentari_resultats_any_n1 TEXT,</text:span></text:span></text:p>
      <text:p text:style-name="P3"><text:span text:style-name="Source_20_Text"><text:span text:style-name="T9"><text:s text:c="4"/></text:span></text:span><text:span text:style-name="Source_20_Text"><text:span text:style-name="T5">ebitda_any_n1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facturacio_any_n2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resultat_any_n2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comentari_resultats_any_n2 TEXT,</text:span></text:span></text:p>
      <text:p text:style-name="P3"><text:span text:style-name="Source_20_Text"><text:span text:style-name="T9"><text:s text:c="4"/></text:span></text:span><text:span text:style-name="Source_20_Text"><text:span text:style-name="T5">ebitda_any_n2 DECIMAL(15, 2),</text:span></text:span></text:p>
      <text:p text:style-name="P3"><text:span text:style-name="Source_20_Text"><text:span text:style-name="T9"><text:s text:c="4"/></text:span></text:span><text:span text:style-name="Source_20_Text"><text:span text:style-name="T5">liquidacio_iva_model_390 TEXT,</text:span></text:span></text:p>
      <text:p text:style-name="P3"><text:span text:style-name="Source_20_Text"><text:span text:style-name="T9"><text:s text:c="4"/></text:span></text:span><text:span text:style-name="Source_20_Text"><text:span text:style-name="T5">liquidacio_irpf_model_190 TEXT,</text:span></text:span></text:p>
      <text:p text:style-name="P3"><text:span text:style-name="Source_20_Text"><text:span text:style-name="T9"><text:s text:c="4"/></text:span></text:span><text:span text:style-name="Source_20_Text"><text:span text:style-name="T5">declaracio_irpf_model_100 TEXT,</text:span></text:span></text:p>
      <text:p text:style-name="P3"><text:span text:style-name="Source_20_Text"><text:span text:style-name="T9"><text:s text:c="4"/></text:span></text:span><text:span text:style-name="Source_20_Text"><text:span text:style-name="T5">pagaments_compte_irpf_model_130_131 TEXT,</text:span></text:span></text:p>
      <text:p text:style-name="P3"><text:span text:style-name="Source_20_Text"><text:span text:style-name="T9"><text:s text:c="4"/></text:span></text:span><text:span text:style-name="Source_20_Text"><text:span text:style-name="T5">fotocopia_cif_empresa TEXT,</text:span></text:span></text:p>
      <text:p text:style-name="P3"><text:span text:style-name="Source_20_Text"><text:span text:style-name="T9"><text:s text:c="4"/></text:span></text:span><text:span text:style-name="Source_20_Text"><text:span text:style-name="T5">escriptures_constitucio_modificacio TEXT,</text:span></text:span></text:p>
      <text:p text:style-name="P3"><text:span text:style-name="Source_20_Text"><text:span text:style-name="T9"><text:s text:c="4"/></text:span></text:span><text:span text:style-name="Source_20_Text"><text:span text:style-name="T5">escriptures_poders_societat TEXT,</text:span></text:span></text:p>
      <text:p text:style-name="P3"><text:span text:style-name="Source_20_Text"><text:span text:style-name="T9"><text:s text:c="4"/></text:span></text:span><text:span text:style-name="Source_20_Text"><text:span text:style-name="T5">perdues_guanys_ultims_anys TEXT,</text:span></text:span></text:p>
      <text:p text:style-name="P3"><text:span text:style-name="Source_20_Text"><text:span text:style-name="T9"><text:s text:c="4"/></text:span></text:span><text:span text:style-name="Source_20_Text"><text:span text:style-name="T5">balanc_situacio_ultims_anys TEXT,</text:span></text:span></text:p>
      <text:p text:style-name="P3"><text:span text:style-name="Source_20_Text"><text:span text:style-name="T9"><text:s text:c="4"/></text:span></text:span><text:span text:style-name="Source_20_Text"><text:span text:style-name="T5">impost_societats_model_200 TEXT</text:span></text:span></text:p>
      <text:p text:style-name="P2"><text:span text:style-name="Source_20_Text"><text:span text:style-name="T5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7">TABLE successCase (</text:span></text:span></text:p>
      <text:p text:style-name="P3"><text:span text:style-name="Source_20_Text"><text:span text:style-name="T11"><text:s text:c="4"/></text:span></text:span><text:span text:style-name="Source_20_Text"><text:span text:style-name="T7">Identificacio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Codi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DataEntradaTransmissio DATE,</text:span></text:span></text:p>
      <text:p text:style-name="P3"><text:span text:style-name="Source_20_Text"><text:span text:style-name="T11"><text:s text:c="4"/></text:span></text:span><text:span text:style-name="Source_20_Text"><text:span text:style-name="T7">NomProjecte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PersonaResponsable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PersonaResponsableContacte BOOLEAN,</text:span></text:span></text:p>
      <text:p text:style-name="P3"><text:span text:style-name="Source_20_Text"><text:span text:style-name="T11"><text:s text:c="4"/></text:span></text:span><text:span text:style-name="Source_20_Text"><text:span text:style-name="T7">Compte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GestioProjecte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Consultor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Delegacio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EstatProjecte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ObservacionsEstatProjecte TEXT,</text:span></text:span></text:p>
      <text:p text:style-name="P3"><text:span text:style-name="Source_20_Text"><text:span text:style-name="T11"><text:s text:c="4"/></text:span></text:span><text:span text:style-name="Source_20_Text"><text:span text:style-name="T7">ComEnsHaConegut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PreferenciesEmpresaReemprendre TEXT,</text:span></text:span></text:p>
      <text:p text:style-name="P3"><text:span text:style-name="Source_20_Text"><text:span text:style-name="T11"><text:s text:c="4"/></text:span></text:span><text:span text:style-name="Source_20_Text"><text:span text:style-name="T7">EnviarCorreuAutomatic BOOLEAN,</text:span></text:span></text:p>
      <text:p text:style-name="P3"><text:span text:style-name="Source_20_Text"><text:span text:style-name="T11"><text:s text:c="4"/></text:span></text:span><text:span text:style-name="Source_20_Text"><text:span text:style-name="T7">PerfilEmpresaDesitjada TEXT,</text:span></text:span></text:p>
      <text:p text:style-name="P3"><text:span text:style-name="Source_20_Text"><text:span text:style-name="T11"><text:s text:c="4"/></text:span></text:span><text:span text:style-name="Source_20_Text"><text:span text:style-name="T7">SectorPrincipal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Activitat1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Sector2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Activitat2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InteresMercatMunicipal BOOLEAN,</text:span></text:span></text:p>
      <text:p text:style-name="P3"><text:span text:style-name="Source_20_Text"><text:span text:style-name="T11"><text:s text:c="4"/></text:span></text:span><text:span text:style-name="Source_20_Text"><text:span text:style-name="T7">InteresFranquicia BOOLEAN,</text:span></text:span></text:p>
      <text:p text:style-name="P3"><text:span text:style-name="Source_20_Text"><text:span text:style-name="T11"><text:s text:c="4"/></text:span></text:span><text:span text:style-name="Source_20_Text"><text:span text:style-name="T7">AmbitGeografic TEXT,</text:span></text:span></text:p>
      <text:p text:style-name="P3"><text:span text:style-name="Source_20_Text"><text:span text:style-name="T11"><text:s text:c="4"/></text:span></text:span><text:span text:style-name="Source_20_Text"><text:span text:style-name="T7">Provincia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ComunidadAutonoma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Pais VARCHAR(255),</text:span></text:span></text:p>
      <text:p text:style-name="P3"><text:span text:style-name="Source_20_Text"><text:span text:style-name="T11"><text:s text:c="4"/></text:span></text:span><text:span text:style-name="Source_20_Text"><text:span text:style-name="T7">NumeroMaximTreballadors INT,</text:span></text:span></text:p>
      <text:p text:style-name="P3"><text:span text:style-name="Source_20_Text"><text:span text:style-name="T11"><text:s text:c="4"/></text:span></text:span><text:span text:style-name="Source_20_Text"><text:span text:style-name="T7">NumeroMinimTreballadors INT,</text:span></text:span></text:p>
      <text:p text:style-name="P3"><text:span text:style-name="Source_20_Text"><text:span text:style-name="T11"><text:s text:c="4"/></text:span></text:span><text:span text:style-name="Source_20_Text"><text:span text:style-name="T7">PropietatLocal BOOLEAN,</text:span></text:span></text:p>
      <text:p text:style-name="P3"><text:span text:style-name="Source_20_Text"><text:span text:style-name="T11"><text:s text:c="4"/></text:span></text:span><text:span text:style-name="Source_20_Text"><text:span text:style-name="T7">MotiuCessio TEXT,</text:span></text:span></text:p>
      <text:p text:style-name="P3"><text:span text:style-name="Source_20_Text"><text:span text:style-name="T11"><text:s text:c="4"/></text:span></text:span><text:span text:style-name="Source_20_Text"><text:span text:style-name="T7">CapacitatInversio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IntervalPreuCessio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AportacionsSocis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FinançamentParticular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FinançamentBancari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CapitalitzacioAtur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FinançamentAltres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TotalCapacitatEconomica DECIMAL(10, 2),</text:span></text:span></text:p>
      <text:p text:style-name="P3"><text:span text:style-name="Source_20_Text"><text:span text:style-name="T11"><text:s text:c="4"/></text:span></text:span><text:span text:style-name="Source_20_Text"><text:span text:style-name="T7">ComReempren TEXT,</text:span></text:span></text:p>
      <text:p text:style-name="P3"><text:span text:style-name="Source_20_Text"><text:span text:style-name="T11"><text:s text:c="4"/></text:span></text:span><text:span text:style-name="Source_20_Text"><text:span text:style-name="T7">MotiuReemprendre TEXT,</text:span></text:span></text:p>
      <text:p text:style-name="P3"><text:span text:style-name="Source_20_Text"><text:span text:style-name="T11"><text:s text:c="4"/></text:span></text:span><text:span text:style-name="Source_20_Text"><text:span text:style-name="T7">PassesRealitzades TEXT,</text:span></text:span></text:p>
      <text:p text:style-name="P3"><text:span text:style-name="Source_20_Text"><text:span text:style-name="T11"><text:s text:c="4"/></text:span></text:span><text:span text:style-name="Source_20_Text"><text:span text:style-name="T7">AvantatgesProjecteReempresa TEXT,</text:span></text:span></text:p>
      <text:p text:style-name="P3"><text:span text:style-name="Source_20_Text"><text:span text:style-name="T11"><text:s text:c="4"/></text:span></text:span><text:span text:style-name="Source_20_Text"><text:span text:style-name="T7">DificultatsProjecteReempresa TEXT,</text:span></text:span></text:p>
      <text:p text:style-name="P3"><text:span text:style-name="Source_20_Text"><text:span text:style-name="T11"><text:s text:c="4"/></text:span></text:span><text:span text:style-name="Source_20_Text"><text:span text:style-name="T7">FormacioManca TEXT,</text:span></text:span></text:p>
      <text:p text:style-name="P3"><text:span text:style-name="Source_20_Text"><text:span text:style-name="T11"><text:s text:c="4"/></text:span></text:span><text:span text:style-name="Source_20_Text"><text:span text:style-name="T7">DataLimitReemprendre DATE,</text:span></text:span></text:p>
      <text:p text:style-name="P3"><text:span text:style-name="Source_20_Text"><text:span text:style-name="T11"><text:s text:c="4"/></text:span></text:span><text:span text:style-name="Source_20_Text"><text:span text:style-name="T7">ContacteEmpresaCedent BOOLEAN,</text:span></text:span></text:p>
      <text:p text:style-name="P3"><text:span text:style-name="Source_20_Text"><text:span text:style-name="T11"><text:s text:c="4"/></text:span></text:span><text:span text:style-name="Source_20_Text"><text:span text:style-name="T7">DadesEmpresaCedent TEXT,</text:span></text:span></text:p>
      <text:p text:style-name="P3"><text:span text:style-name="Source_20_Text"><text:span text:style-name="T11"><text:s text:c="4"/></text:span></text:span><text:span text:style-name="Source_20_Text"><text:span text:style-name="T7">ContacteIntermediari BOOLEAN,</text:span></text:span></text:p>
      <text:p text:style-name="P3"><text:span text:style-name="Source_20_Text"><text:span text:style-name="T11"><text:s text:c="4"/></text:span></text:span><text:span text:style-name="Source_20_Text"><text:span text:style-name="T7">DadesIntermediari TEXT</text:span></text:span></text:p>
      <text:p text:style-name="P2"><text:span text:style-name="Source_20_Text"><text:span text:style-name="T7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8">TABLE `advertisement`</text:span></text:span><text:span text:style-name="Source_20_Text"><text:span text:style-name="T6"> (<text:line-break/> <text:s/>`Anunci` varchar(255) DEFAULT NULL,<text:line-break/> <text:s/>`Codi` varchar(255) DEFAULT NULL,<text:line-break/> <text:s/>`InteresPublicarMarketplace` tinyint(1) DEFAULT NULL,<text:line-break/> <text:s/>`EstatAnunci` varchar(255) DEFAULT NULL,<text:line-break/> <text:s/>`Idioma` varchar(255) DEFAULT NULL,<text:line-break/> <text:s/>`TitolAnunci` varchar(255) DEFAULT NULL,<text:line-break/> <text:s/>`DataPublicacio` date DEFAULT NULL,<text:line-break/> <text:s/>`DescripcioAnunci` text,<text:line-break/> <text:s/>`ExperienciaCompetencies` text,<text:line-break/> <text:s/>`PublicatWeb` tinyint(1) DEFAULT NULL,<text:line-break/> <text:s/>`Notes` text,<text:line-break/> <text:s/>`idAccount` int(11) NOT NULL,<text:line-break/> <text:s/>`id` int(11) NOT NULL<text:line-break/>) ENGINE=InnoDB DEFAULT CHARSET=latin1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Source_20_Text"><text:span text:style-name="T8">TABLE `contact` (</text:span></text:span></text:p>
      <text:p text:style-name="P4"><text:span text:style-name="Source_20_Text"><text:span text:style-name="T5"><text:s text:c="2"/>`id` int(11) NOT NULL,</text:span></text:span></text:p>
      <text:p text:style-name="P4"><text:span text:style-name="Source_20_Text"><text:span text:style-name="T5"><text:s text:c="2"/>`firstName` varchar(50) NOT NULL,</text:span></text:span></text:p>
      <text:p text:style-name="P4"><text:span text:style-name="Source_20_Text"><text:span text:style-name="T5"><text:s text:c="2"/>`lastName` varchar(50) NOT NULL,</text:span></text:span></text:p>
      <text:p text:style-name="P4"><text:span text:style-name="Source_20_Text"><text:span text:style-name="T5"><text:s text:c="2"/>`dni` varchar(9) NOT NULL,</text:span></text:span></text:p>
      <text:p text:style-name="P4"><text:span text:style-name="Source_20_Text"><text:span text:style-name="T5"><text:s text:c="2"/>`dob` date DEFAULT NULL,</text:span></text:span></text:p>
      <text:p text:style-name="P4"><text:span text:style-name="Source_20_Text"><text:span text:style-name="T5"><text:s text:c="2"/>`nationality` varchar(50) DEFAULT 'España',</text:span></text:span></text:p>
      <text:p text:style-name="P4"><text:span text:style-name="Source_20_Text"><text:span text:style-name="T5"><text:s text:c="2"/>`technical_profile` tinyint(1) DEFAULT NULL,</text:span></text:span></text:p>
      <text:p text:style-name="P4"><text:span text:style-name="Source_20_Text"><text:span text:style-name="T5"><text:s text:c="2"/>`contact_status` varchar(50) DEFAULT 'Pending',</text:span></text:span></text:p>
      <text:p text:style-name="P4"><text:span text:style-name="Source_20_Text"><text:span text:style-name="T5"><text:s text:c="2"/>`userProfile` varchar(50) DEFAULT NULL,</text:span></text:span></text:p>
      <text:p text:style-name="P4"><text:span text:style-name="Source_20_Text"><text:span text:style-name="T5"><text:s text:c="2"/>`gender` varchar(10) DEFAULT NULL,</text:span></text:span></text:p>
      <text:p text:style-name="P4"><text:span text:style-name="Source_20_Text"><text:span text:style-name="T5"><text:s text:c="2"/>`perfilTecnicoCedente` tinyint(4) DEFAULT NULL,</text:span></text:span></text:p>
      <text:p text:style-name="P4"><text:span text:style-name="Source_20_Text"><text:span text:style-name="T5"><text:s text:c="2"/>`state_reason` text,</text:span></text:span></text:p>
      <text:p text:style-name="P4"><text:span text:style-name="Source_20_Text"><text:span text:style-name="T5"><text:s text:c="2"/>`consultant` varchar(50) DEFAULT NULL,</text:span></text:span></text:p>
      <text:p text:style-name="P4"><text:span text:style-name="Source_20_Text"><text:span text:style-name="T5"><text:s text:c="2"/>`acceptTerms` tinyint(1) DEFAULT '-1',</text:span></text:span></text:p>
      <text:p text:style-name="P4"><text:span text:style-name="Source_20_Text"><text:span text:style-name="T5"><text:s text:c="2"/>`delegation` varchar(50) DEFAULT NULL,</text:span></text:span></text:p>
      <text:p text:style-name="P4"><text:span text:style-name="Source_20_Text"><text:span text:style-name="T5"><text:s text:c="2"/>`phone_prefix` varchar(10) DEFAULT NULL,</text:span></text:span></text:p>
      <text:p text:style-name="P4"><text:span text:style-name="Source_20_Text"><text:span text:style-name="T5"><text:s text:c="2"/>`mainPhone` varchar(20) DEFAULT NULL,</text:span></text:span></text:p>
      <text:p text:style-name="P4"><text:span text:style-name="Source_20_Text"><text:span text:style-name="T5"><text:s text:c="2"/>`mainMail` varchar(100) DEFAULT NULL,</text:span></text:span></text:p>
      <text:p text:style-name="P4"><text:span text:style-name="Source_20_Text"><text:span text:style-name="T5"><text:s text:c="2"/>`secondary_phone` varchar(20) DEFAULT NULL,</text:span></text:span></text:p>
      <text:p text:style-name="P4"><text:span text:style-name="Source_20_Text"><text:span text:style-name="T5"><text:s text:c="2"/>`secondary_email` varchar(100) DEFAULT NULL,</text:span></text:span></text:p>
      <text:p text:style-name="P4"><text:span text:style-name="Source_20_Text"><text:span text:style-name="T5"><text:s text:c="2"/>`professional_phone` varchar(20) DEFAULT NULL,</text:span></text:span></text:p>
      <text:p text:style-name="P4"><text:span text:style-name="Source_20_Text"><text:span text:style-name="T5"><text:s text:c="2"/>`contact_comments` text,</text:span></text:span></text:p>
      <text:p text:style-name="P4"><text:span text:style-name="Source_20_Text"><text:span text:style-name="T5"><text:s text:c="2"/>`preferred_contact_time` varchar(50) DEFAULT NULL,</text:span></text:span></text:p>
      <text:p text:style-name="P4"><text:span text:style-name="Source_20_Text"><text:span text:style-name="T5"><text:s text:c="2"/>`twitter` varchar(100) DEFAULT NULL,</text:span></text:span></text:p>
      <text:p text:style-name="P4"><text:span text:style-name="Source_20_Text"><text:span text:style-name="T5"><text:s text:c="2"/>`linkedin` varchar(100) DEFAULT NULL,</text:span></text:span></text:p>
      <text:p text:style-name="P4"><text:span text:style-name="Source_20_Text"><text:span text:style-name="T5"><text:s text:c="2"/>`facebook` varchar(100) DEFAULT NULL,</text:span></text:span></text:p>
      <text:p text:style-name="P4"><text:span text:style-name="Source_20_Text"><text:span text:style-name="T5"><text:s text:c="2"/>`localizationAddress` text,</text:span></text:span></text:p>
      <text:p text:style-name="P4"><text:span text:style-name="Source_20_Text"><text:span text:style-name="T5"><text:s text:c="2"/>`zipCode` varchar(5) DEFAULT NULL,</text:span></text:span></text:p>
      <text:p text:style-name="P4"><text:span text:style-name="Source_20_Text"><text:span text:style-name="T5"><text:s text:c="2"/>`town` varchar(50) DEFAULT NULL,</text:span></text:span></text:p>
      <text:p text:style-name="P4"><text:span text:style-name="Source_20_Text"><text:span text:style-name="T5"><text:s text:c="2"/>`council` varchar(50) DEFAULT NULL,</text:span></text:span></text:p>
      <text:p text:style-name="P4"><text:span text:style-name="Source_20_Text"><text:span text:style-name="T5"><text:s text:c="2"/>`island` varchar(10) NOT NULL,</text:span></text:span></text:p>
      <text:p text:style-name="P4"><text:span text:style-name="Source_20_Text"><text:span text:style-name="T5"><text:s text:c="2"/>`province` varchar(50) DEFAULT NULL,</text:span></text:span></text:p>
      <text:p text:style-name="P4"><text:span text:style-name="Source_20_Text"><text:span text:style-name="T5"><text:s text:c="2"/>`localizationCCAA` varchar(50) DEFAULT NULL,</text:span></text:span></text:p>
      <text:p text:style-name="P4"><text:span text:style-name="Source_20_Text"><text:span text:style-name="T5"><text:s text:c="2"/>`country` varchar(50) DEFAULT 'España',</text:span></text:span></text:p>
      <text:p text:style-name="P4"><text:span text:style-name="Source_20_Text"><text:span text:style-name="T5"><text:s text:c="2"/>`web_registration` tinyint(1) DEFAULT NULL,</text:span></text:span></text:p>
      <text:p text:style-name="P4"><text:span text:style-name="Source_20_Text"><text:span text:style-name="T5"><text:s text:c="2"/>`job_status` varchar(50) DEFAULT NULL,</text:span></text:span></text:p>
      <text:p text:style-name="P4"><text:span text:style-name="Source_20_Text"><text:span text:style-name="T5"><text:s text:c="2"/>`education_level` varchar(50) DEFAULT NULL,</text:span></text:span></text:p>
      <text:p text:style-name="P4"><text:span text:style-name="Source_20_Text"><text:span text:style-name="T5"><text:s text:c="2"/>`bank_entity` varchar(50) DEFAULT NULL,</text:span></text:span></text:p>
      <text:p text:style-name="P4"><text:span text:style-name="Source_20_Text"><text:span text:style-name="T5"><text:s text:c="2"/>`self_employed` tinyint(1) DEFAULT NULL,</text:span></text:span></text:p>
      <text:p text:style-name="P4"><text:span text:style-name="Source_20_Text"><text:span text:style-name="T5"><text:s text:c="2"/>`business_management_training` tinyint(1) DEFAULT NULL,</text:span></text:span></text:p>
      <text:p text:style-name="P4"><text:span text:style-name="Source_20_Text"><text:span text:style-name="T5"><text:s text:c="2"/>`training_type` varchar(50) DEFAULT NULL,</text:span></text:span></text:p>
      <text:p text:style-name="P4"><text:span text:style-name="Source_20_Text"><text:span text:style-name="T5"><text:s text:c="2"/>`experience_areas` text,</text:span></text:span></text:p>
      <text:p text:style-name="P4"><text:span text:style-name="Source_20_Text"><text:span text:style-name="T5"><text:s text:c="2"/>`created_at` timestamp NOT NULL DEFAULT CURRENT_TIMESTAMP,</text:span></text:span></text:p>
      <text:p text:style-name="P4"><text:span text:style-name="Source_20_Text"><text:span text:style-name="T5"><text:s text:c="2"/>`updated_at` timestamp NOT NULL DEFAULT CURRENT_TIMESTAMP,</text:span></text:span></text:p>
      <text:p text:style-name="P4"><text:span text:style-name="Source_20_Text"><text:span text:style-name="T5"><text:s text:c="2"/>`data_entrada` varchar(20) NOT NULL</text:span></text:span></text:p>
      <text:p text:style-name="P4"><text:span text:style-name="Source_20_Text"><text:span text:style-name="T5">)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a1" table:style-name="Tabla1">
        <table:table-column table:style-name="Tabla1.A"/>
        <table:table-row table:style-name="TableLine2472000059472">
          <table:table-cell table:style-name="Tabla1.A1" office:value-type="string">
            <text:p text:style-name="P7"><text:s/><text:span text:style-name="T19">TABLE `grantorProject`</text:span><text:span text:style-name="T18"> (<text:line-break/> <text:s/>`id` int(20) UNSIGNED NOT NULL,<text:line-break/> <text:s/>`codi` varchar(255) DEFAULT NULL,<text:line-break/> <text:s/>`dataEntrada` date DEFAULT NULL,<text:line-break/> <text:s/>`nomProjecte` varchar(255) DEFAULT NULL,<text:line-break/> <text:s/>`esPropietariContacte` tinyint(1) DEFAULT NULL,<text:line-break/> <text:s/>`personaPropietaria` varchar(255) DEFAULT NULL,<text:line-break/> <text:s/>`compte` varchar(255) DEFAULT NULL,<text:line-break/> <text:s/>`coneixement` varchar(255) DEFAULT NULL,<text:line-break/> <text:s/>`gestioProjecte` varchar(255) DEFAULT NULL,<text:line-break/> <text:s/>`estatProjecte` varchar(255) DEFAULT NULL,<text:line-break/> <text:s/>`motiuEstatCancelat` varchar(255) DEFAULT NULL,<text:line-break/> <text:s/>`delegacio` varchar(255) DEFAULT NULL,<text:line-break/> <text:s/>`observacionsEstat` text,<text:line-break/> <text:s/>`consultor` varchar(255) DEFAULT NULL,<text:line-break/> <text:s/>`empresaCedent` tinyint(1) DEFAULT NULL,<text:line-break/> <text:s/>`tipusCessio` varchar(255) DEFAULT NULL,<text:line-break/> <text:s/>`anyIniciActivitat` int(11) DEFAULT NULL,<text:line-break/> <text:s/>`localitzacio` varchar(255) DEFAULT NULL,<text:line-break/> <text:s/>`mateixaLocalitzacioCompte` tinyint(1) DEFAULT NULL,<text:line-break/> <text:s/>`mercatMunicipal` tinyint(1) DEFAULT NULL,<text:line-break/> <text:s/>`tipusInstalacioMunicipal` varchar(255) DEFAULT NULL,<text:line-break/> <text:s/>`nomInstalacio` varchar(255) DEFAULT NULL,<text:line-break/> <text:s/>`especificarInstalacio` varchar(255) DEFAULT NULL,<text:line-break/> <text:s/>`codiPostal` varchar(10) DEFAULT NULL,<text:line-break/> <text:s/>`adreca` varchar(255) DEFAULT NULL,<text:line-break/> <text:s/>`districte` varchar(255) DEFAULT NULL,<text:line-break/> <text:s/>`poblacio` varchar(255) DEFAULT NULL,<text:line-break/> <text:s/>`provincia` varchar(255) DEFAULT NULL,<text:line-break/> <text:s/>`comarca` varchar(255) DEFAULT NULL,<text:line-break/> <text:s/>`pais` varchar(255) DEFAULT NULL,<text:line-break/> <text:s/>`comunitatAutonoma` varchar(255) DEFAULT NULL,<text:line-break/> <text:s/>`noDifusioPoblacio` tinyint(1) DEFAULT NULL,<text:line-break/> <text:s/>`detallInstalacions` text,<text:line-break/> <text:s/>`localPropietatLloguer` tinyint(1) DEFAULT NULL,<text:line-break/> <text:s/>`superficieLocal` int(11) DEFAULT NULL,<text:line-break/> <text:s/>`condicionsContractuals` text,<text:line-break/> <text:s/>`localNegociVenda` tinyint(1) DEFAULT NULL,<text:line-break/> <text:s/>`altresEspecificacionsLocal` text,<text:line-break/> <text:s/>`motivacionsCessio` text,<text:line-break/> <text:s/>`motiuCessio` text,<text:line-break/> <text:s/>`dataMaximaCessio` date DEFAULT NULL,<text:line-break/> <text:s/>`descripcioMotiuCessio` text,<text:line-break/> <text:s/>`autoritzacioSocis` tinyint(1) DEFAULT NULL,<text:line-break/> <text:s/>`intervalPreuCessio` varchar(255) DEFAULT NULL,<text:line-break/> <text:s/>`disposaPlaCessio` tinyint(1) DEFAULT NULL,<text:line-break/> <text:s/>`variacioPreu` tinyint(1) DEFAULT NULL,<text:line-break/> <text:s/>`dataVariacio` date DEFAULT NULL,<text:line-break/> <text:s/>`preuCessio` decimal(10,2) DEFAULT NULL,<text:line-break/> <text:s/>`interesValoracioReempresa` tinyint(1) DEFAULT NULL,<text:line-break/> <text:s/>`disposaValoracioAliena` tinyint(1) DEFAULT NULL,<text:line-break/> <text:s/>`descripcioMetodesValoracio` text,</text:span><text:line-break/><text:soft-page-break/> <text:span text:style-name="T18"><text:s/>`detallOfertaCessio` text,<text:line-break/> <text:s/>`professionalExtern` varchar(255) DEFAULT NULL,<text:line-break/> <text:s/>`passesRealitzades` text,<text:line-break/> <text:s/>`emailProfessionalExtern` varchar(255) DEFAULT NULL,<text:line-break/> <text:s/>`telefonProfessionalExtern` varchar(20) DEFAULT NULL,<text:line-break/> <text:s/>`contacteReemprenedoraExterna` tinyint(1) DEFAULT NULL,<text:line-break/> <text:s/>`perfilReemprenedora` text,<text:line-break/> <text:s/>`detallActivitat` text,<text:line-break/> <text:s/>`CNAE` varchar(20) DEFAULT NULL,<text:line-break/> <text:s/>`sector1` varchar(255) DEFAULT NULL,<text:line-break/> <text:s/>`activitat1` varchar(255) DEFAULT NULL,<text:line-break/> <text:s/>`sector2` varchar(255) DEFAULT NULL,<text:line-break/> <text:s/>`activitat2` varchar(255) DEFAULT NULL,<text:line-break/> <text:s/>`paradaMercatNoSedentaria` tinyint(1) DEFAULT NULL,<text:line-break/> <text:s/>`descripcioActivitatCessio` text,<text:line-break/> <text:s/>`descripcioMercat` text,<text:line-break/> <text:s/>`tipologiaClientela` text,<text:line-break/> <text:s/>`descripcioClientela` text,<text:line-break/> <text:s/>`descripcioProveidors` text,<text:line-break/> <text:s/>`descripcioCompetencia` text,<text:line-break/> <text:s/>`productePropi` tinyint(1) DEFAULT NULL,<text:line-break/> <text:s/>`marquesPròpies` tinyint(1) DEFAULT NULL,<text:line-break/> <text:s/>`descripcioProducteServei` text,<text:line-break/> <text:s/>`nomsMarques` text,<text:line-break/> <text:s/>`renovarNomComercial` tinyint(1) DEFAULT NULL,<text:line-break/> <text:s/>`disposaInventari` tinyint(1) DEFAULT NULL,<text:line-break/> <text:s/>`disposaAuditoria` tinyint(1) DEFAULT NULL,<text:line-break/> <text:s/>`disposaLlicenciaActivitat` tinyint(1) DEFAULT NULL,<text:line-break/> <text:s/>`avantatgesEmpresa` text,<text:line-break/> <text:s/>`dificultatsEmpresa` text,<text:line-break/> <text:s/>`exporta` tinyint(1) DEFAULT NULL,<text:line-break/> <text:s/>`ambitGeograficExport` text,<text:line-break/> <text:s/>`importa` tinyint(1) DEFAULT NULL,<text:line-break/> <text:s/>`ambitGeograficImport` text,<text:line-break/> <text:s/>`detallPersonesTreballadores` text,<text:line-break/> <text:s/>`numeroTreballadorsTotals` int(11) DEFAULT NULL,<text:line-break/> <text:s/>`comentariSalaris` text,<text:line-break/> <text:s/>`jornadaCompleta` tinyint(1) DEFAULT NULL,<text:line-break/> <text:s/>`comentariAutonomsColaboradors` text,<text:line-break/> <text:s/>`jornadaParcial` tinyint(1) DEFAULT NULL,<text:line-break/> <text:s/>`observacionsTreballadors` text,<text:line-break/> <text:s/>`continuenTreballadorsDespresCessio` tinyint(1) DEFAULT NULL,<text:line-break/> <text:s/>`coneixenTreballadorsSituacio` tinyint(1) DEFAULT NULL,<text:line-break/> <text:s/>`facturacioUltimAnyFiscal` decimal(10,2) DEFAULT NULL,<text:line-break/> <text:s/>`comentariResultatsUltimAnyFiscal` text,<text:line-break/> <text:s/>`EBITDAUltimAnyFiscal` decimal(10,2) DEFAULT NULL,<text:line-break/> <text:s/>`facturacioAnyN1` decimal(10,2) DEFAULT NULL,<text:line-break/> <text:s/>`comentariResultatsAnyN1` text,<text:line-break/> <text:s/>`EBITDAAnyN1` decimal(10,2) DEFAULT NULL,<text:line-break/> <text:s/>`facturacioAnyN2` decimal(10,2) DEFAULT NULL,<text:line-break/> <text:s/>`comentariResultatsAnyN2` text,<text:line-break/> <text:s/>`EBITDAAnyN2` decimal(10,2) DEFAULT NULL,</text:span><text:line-break/><text:soft-page-break/><text:span text:style-name="T18"> <text:s/>`resultatUltimAnyFiscal` decimal(10,2) DEFAULT NULL,<text:line-break/> <text:s/>`resultatAnyN1` decimal(10,2) DEFAULT NULL,<text:line-break/> <text:s/>`resultatAnyN2` decimal(10,2) DEFAULT NULL<text:line-break/>)</text:span>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ext:soft-page-break/>
        <table:table-row table:style-name="TableLine2472000060288">
          <table:table-cell table:style-name="Tabla2.A1" office:value-type="string">
            <text:p text:style-name="P8"><text:span text:style-name="T20">TABLE `ibrelleuProject`</text:span> (<text:line-break/> <text:s/>`id` bigint(20) UNSIGNED NOT NULL,<text:line-break/> <text:s/>`codi` varchar(255) DEFAULT NULL,<text:line-break/> <text:s/>`dataEntrada` date DEFAULT NULL,<text:line-break/> <text:s/>`nomProjecte` varchar(255) DEFAULT NULL,<text:line-break/> <text:s/>`responsableProjecte` varchar(255) DEFAULT NULL,<text:line-break/> <text:s/>`esResponsableContacte` tinyint(1) DEFAULT NULL,<text:line-break/> <text:s/>`compte` varchar(255) DEFAULT NULL,<text:line-break/> <text:s/>`gestioProjecte` varchar(255) DEFAULT NULL,<text:line-break/> <text:s/>`consultor` varchar(255) DEFAULT NULL,<text:line-break/> <text:s/>`delegacio` varchar(255) DEFAULT NULL,<text:line-break/> <text:s/>`estatProjecte` varchar(255) DEFAULT NULL,<text:line-break/> <text:s/>`motiuEstatCancelat` varchar(255) DEFAULT NULL,<text:line-break/> <text:s/>`observacionsEstat` text,<text:line-break/> <text:s/>`desigTallerMecanic` tinyint(1) DEFAULT NULL,<text:line-break/> <text:s/>`coneixement` varchar(255) DEFAULT NULL,<text:line-break/> <text:s/>`preferenciesEmpresaReemprendre` text,<text:line-break/> <text:s/>`enviarPropostesMatching` tinyint(1) DEFAULT NULL,<text:line-break/> <text:s/>`perfilEmpresaDesitjada` text,<text:line-break/> <text:s/>`sectorPrincipal` varchar(255) DEFAULT NULL,<text:line-break/> <text:s/>`activitat1` varchar(255) DEFAULT NULL,<text:line-break/> <text:s/>`sector2` varchar(255) DEFAULT NULL,<text:line-break/> <text:s/>`activitat2` varchar(255) DEFAULT NULL,<text:line-break/> <text:s/>`interesMercatMunicipal` tinyint(1) DEFAULT NULL,<text:line-break/> <text:s/>`interesFranquicia` tinyint(1) DEFAULT NULL,<text:line-break/> <text:s/>`ambitGeografic` varchar(255) DEFAULT NULL,<text:line-break/> <text:s/>`provincia` varchar(255) DEFAULT NULL,<text:line-break/> <text:s/>`numMaxTreballadors` int(11) DEFAULT NULL,<text:line-break/> <text:s/>`numMinTreballadors` int(11) DEFAULT NULL,<text:line-break/> <text:s/>`propietatLocal` varchar(255) DEFAULT NULL,<text:line-break/> <text:s/>`motiuCessio` varchar(255) DEFAULT NULL,<text:line-break/> <text:s/>`capacitatInversio` decimal(10,2) DEFAULT NULL,<text:line-break/> <text:s/>`intervalPreuCessio` varchar(255) DEFAULT NULL,<text:line-break/> <text:s/>`aportacionsSocis` decimal(10,2) DEFAULT NULL,<text:line-break/> <text:s/>`financamentParticular` decimal(10,2) DEFAULT NULL,<text:line-break/> <text:s/>`financamentBancari` decimal(10,2) DEFAULT NULL,<text:line-break/> <text:s/>`capitalitzacioAtur` decimal(10,2) DEFAULT NULL,<text:line-break/> <text:s/>`financamentAltres` decimal(10,2) DEFAULT NULL,<text:line-break/> <text:s/>`totalCapacitatEconomica` decimal(10,2) DEFAULT NULL,<text:line-break/> <text:s/>`comReempren` varchar(255) DEFAULT NULL,<text:line-break/> <text:s/>`motiuReemprendre` varchar(255) DEFAULT NULL,<text:line-break/> <text:s/>`passesReemprendre` text,<text:line-break/> <text:s/>`avantatgesProjecteReempresa` text,<text:line-break/> <text:s/>`dificultatsProjecteReempresa` text,<text:line-break/> <text:s/>`formacioManca` text,<text:line-break/> <text:s/>`dataLimitReemprendre` date DEFAULT NULL,<text:line-break/> <text:s/>`contacteEmpresaCedentExterna` tinyint(1) DEFAULT NULL,<text:line-break/> <text:s/>`dadesEmpresaCedent` text,<text:line-break/> <text:s/>`contacteIntermediari` tinyint(1) DEFAULT NULL,<text:line-break/> <text:s/>`dadesIntermediari` text<text:line-break/>)</text:p>
          </table:table-cell>
        </table:table-row>
      </table:table>
      <text:p text:style-name="P5"/>
      <table:table table:name="Tabla3" table:style-name="Tabla3">
        <table:table-column table:style-name="Tabla3.A"/>
        <text:soft-page-break/>
        <table:table-row table:style-name="TableLine2472000055392">
          <table:table-cell table:style-name="Tabla3.A1" office:value-type="string">
            <text:p text:style-name="P8"><text:span text:style-name="T20">TABLE `interest`</text:span> (<text:line-break/> <text:s/>`id` bigint(20) UNSIGNED NOT NULL,<text:line-break/> <text:s/>`codi` varchar(255) DEFAULT NULL,<text:line-break/> <text:s/>`dataGeneracio` date DEFAULT NULL,<text:line-break/> <text:s/>`estatInteres` varchar(255) DEFAULT NULL,<text:line-break/> <text:s/>`comentari` text,<text:line-break/> <text:s/>`interessat` varchar(255) DEFAULT NULL,<text:line-break/> <text:s/>`contacte` varchar(255) DEFAULT NULL,<text:line-break/> <text:s/>`telefonContacte` varchar(20) DEFAULT NULL,<text:line-break/> <text:s/>`correuContacte` varchar(255) DEFAULT NULL,<text:line-break/> <text:s/>`codiPCInteressat` varchar(255) DEFAULT NULL,<text:line-break/> <text:s/>`projecteCedentInteressat` varchar(255) DEFAULT NULL,<text:line-break/> <text:s/>`codiPRInteressat` varchar(255) DEFAULT NULL,<text:line-break/> <text:s/>`projecteReempresaInteressat` varchar(255) DEFAULT NULL,<text:line-break/> <text:s/>`consultorContacteInteressat` varchar(255) DEFAULT NULL,<text:line-break/> <text:s/>`delegacioInteressat` varchar(255) DEFAULT NULL,<text:line-break/> <text:s/>`telefonConsultorInteressat` varchar(20) DEFAULT NULL,<text:line-break/> <text:s/>`correuConsultorInteressat` varchar(255) DEFAULT NULL,<text:line-break/> <text:s/>`interessatEn` varchar(255) DEFAULT NULL,<text:line-break/> <text:s/>`anunci` varchar(255) DEFAULT NULL,<text:line-break/> <text:s/>`enllaçAnunciWeb` varchar(255) DEFAULT NULL,<text:line-break/> <text:s/>`codiPCDesitjat` varchar(255) DEFAULT NULL,<text:line-break/> <text:s/>`projecteCedentDesitjat` varchar(255) DEFAULT NULL,<text:line-break/> <text:s/>`codiPRDesitjat` varchar(255) DEFAULT NULL,<text:line-break/> <text:s/>`projecteReempresaDesitjat` varchar(255) DEFAULT NULL,<text:line-break/> <text:s/>`consultorProjecteDesitjat` varchar(255) DEFAULT NULL,<text:line-break/> <text:s/>`delegacioProjecteDesitjat` varchar(255) DEFAULT NULL,<text:line-break/> <text:s/>`telefonConsultorDesitjat` varchar(20) DEFAULT NULL,<text:line-break/> <text:s/>`correuConsultorDesitjat` varchar(255) DEFAULT NULL,<text:line-break/> <text:s/>`derivacioInteres` varchar(255) DEFAULT NULL,<text:line-break/> <text:s/>`comentariDerivacio` text,<text:line-break/> <text:s/>`enviarInteres` tinyint(1) DEFAULT NULL,<text:line-break/> <text:s/>`documentacio` text,<text:line-break/> <text:s/>`fitxerAdjunt` varchar(255) DEFAULT NULL<text:line-break/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2T09:06:48.908000000</meta:creation-date>
    <dc:date>2025-02-14T12:09:46.271000000</dc:date>
    <meta:editing-duration>PT6H14M</meta:editing-duration>
    <meta:editing-cycles>11</meta:editing-cycles>
    <meta:generator>LibreOffice/7.1.5.2$Windows_X86_64 LibreOffice_project/85f04e9f809797b8199d13c421bd8a2b025d52b5</meta:generator>
    <meta:document-statistic meta:table-count="3" meta:image-count="0" meta:object-count="0" meta:page-count="10" meta:paragraph-count="194" meta:word-count="1222" meta:character-count="15037" meta:non-whitespace-character-count="12959"/>
  </office:meta>
</office:document-meta>
</file>